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303.39pt"/>
    </style:style>
    <style:style style:name="co10" style:family="table-column">
      <style:table-column-properties fo:break-before="auto" style:column-width="304.61pt"/>
    </style:style>
    <style:style style:name="co11" style:family="table-column">
      <style:table-column-properties fo:break-before="auto" style:column-width="302.26pt"/>
    </style:style>
    <style:style style:name="co12" style:family="table-column">
      <style:table-column-properties fo:break-before="auto" style:column-width="303.99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195.56pt"/>
    </style:style>
    <style:style style:name="co16" style:family="table-column">
      <style:table-column-properties fo:break-before="auto" style:column-width="209.7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efend_tower</text:p>
          </table:table-cell>
          <table:table-cell table:style-name="ce6" office:value-type="string" calcext:value-type="string">
            <text:p>attack_enemy_hero</text:p>
          </table:table-cell>
          <table:table-cell table:style-name="ce2" office:value-type="string" calcext:value-type="string">
            <text:p>attack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ull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saf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kill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 table:style-name="ce2" office:value-type="string" calcext:value-type="string">
            <text:p>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4" table:style-name="ce2" office:value-type="string" calcext:value-type="string">
            <text:p>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 table:style-name="ce2" office:value-type="string" calcext:value-type="string">
            <text:p>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4" table:style-name="ce2" office:value-type="string" calcext:value-type="string">
            <text:p>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 table:style-name="ce2" office:value-type="string" calcext:value-type="string">
            <text:p>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4" table:style-name="ce2" office:value-type="string" calcext:value-type="string">
            <text:p>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8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20:55:50.98783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3T21:16:59.202214624</dc:date>
    <meta:editing-duration>P3DT10H35M24S</meta:editing-duration>
    <meta:editing-cycles>2766</meta:editing-cycles>
    <dc:creator>Ilya Shpigor</dc:creator>
    <meta:document-statistic meta:table-count="5" meta:cell-count="499" meta:object-count="0"/>
  </office:meta>
</office:document-meta>
</file>